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811cm" style:contextual-spacing="false" fo:line-height="100%"/>
      <style:text-properties fo:color="#000000" fo:font-size="12pt" style:font-size-asian="12pt" style:font-size-complex="12pt"/>
    </style:style>
    <style:style style:name="P2" style:family="paragraph" style:parent-style-name="Text_20_body">
      <style:paragraph-properties fo:margin-top="0cm" fo:margin-bottom="0cm" style:contextual-spacing="false" fo:line-height="100%"/>
      <style:text-properties fo:color="#000000" fo:font-size="10.5pt" officeooo:rsid="00071e0f" officeooo:paragraph-rsid="00071e0f" style:font-size-asian="10.5pt" style:font-size-complex="10.5pt"/>
    </style:style>
    <style:style style:name="P3" style:family="paragraph" style:parent-style-name="Text_20_body">
      <style:paragraph-properties fo:margin-top="0cm" fo:margin-bottom="0cm" style:contextual-spacing="false" fo:line-height="100%"/>
      <style:text-properties fo:color="#000000" fo:font-size="10.5pt" officeooo:paragraph-rsid="00071e0f" style:font-size-asian="10.5pt" style:font-size-complex="10.5pt"/>
    </style:style>
    <style:style style:name="P4" style:family="paragraph" style:parent-style-name="Text_20_body">
      <style:paragraph-properties fo:margin-top="0cm" fo:margin-bottom="0cm" style:contextual-spacing="false" fo:line-height="100%"/>
      <style:text-properties fo:color="#000000" fo:font-size="10.5pt" officeooo:rsid="00095c21" officeooo:paragraph-rsid="0007763b" style:font-size-asian="10.5pt" style:font-size-complex="10.5pt"/>
    </style:style>
    <style:style style:name="P5" style:family="paragraph" style:parent-style-name="Text_20_body">
      <style:paragraph-properties fo:margin-top="0cm" fo:margin-bottom="0cm" style:contextual-spacing="false" fo:line-height="100%"/>
      <style:text-properties fo:color="#000000" fo:font-size="10.5pt" officeooo:rsid="00095c21" officeooo:paragraph-rsid="00095c21" style:font-size-asian="10.5pt" style:font-size-complex="10.5pt"/>
    </style:style>
    <style:style style:name="P6" style:family="paragraph" style:parent-style-name="Text_20_body">
      <style:paragraph-properties fo:margin-top="0cm" fo:margin-bottom="0cm" style:contextual-spacing="false" fo:line-height="100%"/>
      <style:text-properties fo:color="#000000" officeooo:paragraph-rsid="0007763b"/>
    </style:style>
    <style:style style:name="P7" style:family="paragraph" style:parent-style-name="Text_20_body">
      <style:paragraph-properties fo:margin-top="0cm" fo:margin-bottom="0cm" style:contextual-spacing="false" fo:line-height="100%"/>
      <style:text-properties fo:color="#000000" officeooo:paragraph-rsid="00095c21"/>
    </style:style>
    <style:style style:name="P8" style:family="paragraph" style:parent-style-name="Text_20_body">
      <style:paragraph-properties fo:margin-top="0cm" fo:margin-bottom="0cm" style:contextual-spacing="false" fo:line-height="100%"/>
      <style:text-properties fo:color="#000000" officeooo:rsid="0005ed14" officeooo:paragraph-rsid="0005ed14"/>
    </style:style>
    <style:style style:name="P9" style:family="paragraph" style:parent-style-name="Standard">
      <style:paragraph-properties fo:margin-top="0cm" fo:margin-bottom="0.811cm" style:contextual-spacing="false" fo:line-height="100%" fo:text-align="center" style:justify-single-word="false"/>
      <style:text-properties fo:color="#000000" fo:font-size="12pt" fo:font-weight="bold" officeooo:rsid="000cd376" officeooo:paragraph-rsid="000cd376" style:font-size-asian="12pt" style:font-weight-asian="bold" style:font-size-complex="12pt" style:font-weight-complex="bold"/>
    </style:style>
    <style:style style:name="P10" style:family="paragraph" style:parent-style-name="Text_20_body">
      <style:paragraph-properties fo:margin-top="0cm" fo:margin-bottom="0cm" style:contextual-spacing="false" fo:line-height="100%"/>
      <style:text-properties fo:color="#000000" fo:font-weight="normal" officeooo:rsid="000cd376" officeooo:paragraph-rsid="000cd376" style:font-weight-asian="normal" style:font-weight-complex="normal"/>
    </style:style>
    <style:style style:name="P11" style:family="paragraph" style:parent-style-name="Heading_20_2">
      <style:paragraph-properties fo:margin-top="0.529cm" fo:margin-bottom="1.058cm" style:contextual-spacing="false" fo:line-height="110%" fo:keep-together="auto" fo:keep-with-next="auto"/>
      <style:text-properties fo:color="#f5a829" fo:font-size="22.5pt" fo:font-weight="bold" style:font-size-asian="22.5pt" style:font-weight-asian="bold" style:font-size-complex="22.5pt"/>
    </style:style>
    <style:style style:name="P12" style:family="paragraph" style:parent-style-name="Heading_20_3" style:master-page-name="Standard">
      <style:paragraph-properties fo:margin-top="0.811cm" fo:margin-bottom="0cm" style:contextual-spacing="false" fo:line-height="110%" fo:text-align="center" style:justify-single-word="false" fo:keep-together="auto" style:page-number="auto" fo:keep-with-next="auto"/>
      <style:text-properties fo:color="#000000" fo:font-size="19.5pt" fo:font-weight="bold" style:font-size-asian="19.5pt" style:font-weight-asian="bold" style:font-size-complex="19.5pt"/>
    </style:style>
    <style:style style:name="T1" style:family="text">
      <style:text-properties officeooo:rsid="0005ed14"/>
    </style:style>
    <style:style style:name="T2" style:family="text">
      <style:text-properties officeooo:rsid="00071e0f"/>
    </style:style>
    <style:style style:name="T3" style:family="text">
      <style:text-properties officeooo:rsid="00095c21"/>
    </style:style>
    <style:style style:name="T4" style:family="text">
      <style:text-properties fo:font-size="10.5pt" officeooo:rsid="00071e0f" style:font-size-asian="10.5pt" style:font-size-complex="10.5pt"/>
    </style:style>
    <style:style style:name="T5" style:family="text">
      <style:text-properties fo:font-size="10.5pt" officeooo:rsid="00067f66" style:font-size-asian="10.5pt" style:font-size-complex="10.5pt"/>
    </style:style>
    <style:style style:name="T6" style:family="text">
      <style:text-properties fo:font-size="10.5pt" officeooo:rsid="0008711a" style:font-size-asian="10.5pt" style:font-size-complex="10.5pt"/>
    </style:style>
    <style:style style:name="T7" style:family="text">
      <style:text-properties fo:font-size="10.5pt" officeooo:rsid="0007763b" style:font-size-asian="10.5pt" style:font-size-complex="10.5pt"/>
    </style:style>
    <style:style style:name="T8" style:family="text">
      <style:text-properties fo:font-size="10.5pt" officeooo:rsid="0005ed14" style:font-size-asian="10.5pt" style:font-size-complex="10.5pt"/>
    </style:style>
    <style:style style:name="T9" style:family="text">
      <style:text-properties fo:font-size="10.5pt" officeooo:rsid="00095c21" style:font-size-asian="10.5pt" style:font-size-complex="10.5pt"/>
    </style:style>
    <style:style style:name="T10" style:family="text">
      <style:text-properties officeooo:rsid="000cd376"/>
    </style:style>
    <style:style style:name="T11" style:family="text">
      <style:text-properties fo:font-weight="normal" officeooo:rsid="000cd376"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text:bookmark text:name="_fq4xq3y4ibj7"/>EJERCICIO: ESTRUCTURAS REPETITIVAS FOR, WHILE, DO WHILE</text:h>
      <text:h text:style-name="P11" text:outline-level="2"><text:bookmark text:name="_u77k9gdq9f3q"/>Ejercicio #6: TRIANGULO</text:h>
      <text:p text:style-name="P1">Un triangulo rectángulo puede tener lados que sean todos enteros. El conjunto de tres valores enteros para los lados de un triángulo rectángulo se conoce como una terna pitagórica. Estos tres lados deben satisfacer la relación de que la suma de los cuadrados de dos lados es igual al cuadrado de la hipotenusa. Encuentre todas las ternas de Pitágoras para el cateto opuesto, cateto adyacente e hipotenusa, todos ellos no mayores de 500.</text:p>
      <text:p text:style-name="P9">PSEUDOCODIGO</text:p>
      <text:p text:style-name="P2">Inicio</text:p>
      <text:p text:style-name="P2"><text:tab/>declarar variables</text:p>
      <text:p text:style-name="P3"><text:span text:style-name="T2"><text:tab/>entero hipotenusa, opuesto, adyacente, </text:span><text:span text:style-name="T3">sumaCuadrado</text:span></text:p>
      <text:p text:style-name="P6"><text:span text:style-name="T4"><text:tab/></text:span><text:span text:style-name="T5">para (entero cont</text:span><text:span text:style-name="T4">1</text:span><text:span text:style-name="T5"> = 1, hasta cont</text:span><text:span text:style-name="T4">1</text:span><text:span text:style-name="T5"> =</text:span><text:span text:style-name="T6">&lt; </text:span><text:span text:style-name="T4">500, </text:span><text:span text:style-name="T5"><text:s/>entonces cont = cont + 1)</text:span></text:p>
      <text:p text:style-name="P6"><text:span text:style-name="T5"><text:tab/><text:tab/></text:span><text:span text:style-name="T7">hipotenusa = cont1 * cont1</text:span></text:p>
      <text:p text:style-name="P6"><text:span text:style-name="T7"><text:tab/><text:tab/></text:span><text:span text:style-name="T5">para (entero cont</text:span><text:span text:style-name="T7">2</text:span><text:span text:style-name="T5"> = 1, hasta cont</text:span><text:span text:style-name="T7">2</text:span><text:span text:style-name="T5"> =</text:span><text:span text:style-name="T6">&lt; </text:span><text:span text:style-name="T4">500, </text:span><text:span text:style-name="T5"><text:s/>entonces cont</text:span><text:span text:style-name="T7">2</text:span><text:span text:style-name="T5"> = cont</text:span><text:span text:style-name="T7">2</text:span><text:span text:style-name="T5"> + 1</text:span><text:span text:style-name="T7">)</text:span></text:p>
      <text:p text:style-name="P7"><text:span text:style-name="T7"><text:tab/><text:tab/><text:tab/>opuesto = cont2 * cont2</text:span><text:span text:style-name="T1"> </text:span></text:p>
      <text:p text:style-name="P7"><text:span text:style-name="T8"><text:tab/><text:tab/><text:tab/></text:span><text:span text:style-name="T5">para (entero cont</text:span><text:span text:style-name="T7">3</text:span><text:span text:style-name="T5"> = 1, hasta cont</text:span><text:span text:style-name="T7">3</text:span><text:span text:style-name="T5"> =</text:span><text:span text:style-name="T6">&lt; </text:span><text:span text:style-name="T4">500, </text:span><text:span text:style-name="T5"><text:s/>entonces cont</text:span><text:span text:style-name="T7">3</text:span><text:span text:style-name="T5"> = cont</text:span><text:span text:style-name="T7">3</text:span><text:span text:style-name="T5"> + 1</text:span><text:span text:style-name="T7">)</text:span></text:p>
      <text:p text:style-name="P6"><text:span text:style-name="T8"><text:tab/><text:tab/><text:tab/><text:tab/></text:span><text:span text:style-name="T9">adyacente = cont3 * cont3</text:span></text:p>
      <text:p text:style-name="P4"><text:tab/><text:tab/><text:tab/><text:tab/>sumaCuadrado = opuesto + adyacente</text:p>
      <text:p text:style-name="P4"><text:tab/><text:tab/><text:tab/><text:tab/>si (sumaCuadrado = hipotenusa ) entonces</text:p>
      <text:p text:style-name="P4"><text:tab/><text:tab/><text:tab/><text:tab/><text:tab/>escribe “Terna pitagórica con valores”</text:p>
      <text:p text:style-name="P4"><text:tab/><text:tab/><text:tab/><text:tab/><text:tab/>escribe “Hipotenusa”, hipotenusa</text:p>
      <text:p text:style-name="P4"><text:tab/><text:tab/><text:tab/><text:tab/><text:tab/>escribe “Cateto opuesto”, opuesto</text:p>
      <text:p text:style-name="P4"><text:tab/><text:tab/><text:tab/><text:tab/><text:tab/>escribe “Cateto adyacente”, adyacente</text:p>
      <text:p text:style-name="P4"><text:tab/><text:tab/><text:tab/><text:tab/>fin si</text:p>
      <text:p text:style-name="P4"><text:tab/><text:tab/><text:tab/>fin para</text:p>
      <text:p text:style-name="P4"><text:tab/><text:tab/>fin para</text:p>
      <text:p text:style-name="P4"><text:tab/>fin para</text:p>
      <text:p text:style-name="P5">Fin</text:p>
      <text:p text:style-name="P8"/>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s" fo:country="MX"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s" fo:country="MX"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class="chapter">
      <style:paragraph-properties fo:margin-top="0cm" fo:margin-bottom="0.106cm" style:contextual-spacing="true" fo:line-height="100%" fo:text-align="center"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class="chapter">
      <style:paragraph-properties fo:margin-top="0cm" fo:margin-bottom="0.564cm" style:contextual-spacing="true" fo:line-height="100%" fo:text-align="center" style:justify-single-word="false" fo:keep-together="always" fo:keep-with-next="always"/>
      <style:text-properties fo:color="#666666" style:font-name="Arial" fo:font-size="15pt" fo:font-style="normal" style:font-name-asian="Arial1" style:font-size-asian="15pt" style:font-style-asian="normal" style:font-name-complex="Arial1"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date>2016-09-26T12:11:09</dc:date>
    <meta:editing-duration>PT2H26M44S</meta:editing-duration>
    <meta:editing-cycles>6</meta:editing-cycles>
    <meta:document-statistic meta:table-count="0" meta:image-count="0" meta:object-count="0" meta:page-count="1" meta:paragraph-count="24" meta:word-count="188" meta:character-count="1192" meta:non-whitespace-character-count="969"/>
  </office:meta>
</office:document-meta>
</file>